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style:text-properties fo:font-size="20pt" fo:font-weight="bold" officeooo:rsid="000e12aa" officeooo:paragraph-rsid="000e12aa" style:font-weight-asian="bold" style:font-weight-complex="bold"/>
    </style:style>
    <style:style style:name="P2" style:family="paragraph" style:parent-style-name="Standard">
      <style:paragraph-properties fo:line-height="200%"/>
      <style:text-properties fo:font-size="20pt" fo:font-weight="bold" officeooo:rsid="00149379" officeooo:paragraph-rsid="00149379" style:font-weight-asian="bold" style:font-weight-complex="bold"/>
    </style:style>
    <style:style style:name="P3" style:family="paragraph" style:parent-style-name="Standard">
      <style:paragraph-properties fo:line-height="200%"/>
      <style:text-properties fo:font-size="20pt" fo:font-weight="bold" officeooo:rsid="0015b46a" officeooo:paragraph-rsid="0015b46a" style:font-weight-asian="bold" style:font-weight-complex="bold"/>
    </style:style>
    <style:style style:name="P4" style:family="paragraph" style:parent-style-name="Standard">
      <style:paragraph-properties fo:line-height="200%"/>
      <style:text-properties fo:font-size="12pt" fo:font-weight="normal" officeooo:rsid="000e12aa" officeooo:paragraph-rsid="000e12aa" style:font-weight-asian="normal" style:font-weight-complex="normal"/>
    </style:style>
    <style:style style:name="P5" style:family="paragraph" style:parent-style-name="Standard">
      <style:paragraph-properties fo:line-height="200%"/>
      <style:text-properties fo:font-size="12pt" fo:font-weight="normal" officeooo:rsid="0015b46a" officeooo:paragraph-rsid="0015b46a" style:font-weight-asian="normal" style:font-weight-complex="normal"/>
    </style:style>
    <style:style style:name="P6" style:family="paragraph" style:parent-style-name="Standard" style:list-style-name="L1">
      <style:paragraph-properties fo:line-height="200%"/>
      <style:text-properties fo:font-size="12pt" fo:font-weight="normal" officeooo:rsid="0015b46a" officeooo:paragraph-rsid="0015b46a" style:font-weight-asian="normal" style:font-weight-complex="normal"/>
    </style:style>
    <style:style style:name="P7" style:family="paragraph" style:parent-style-name="Standard" style:list-style-name="L2">
      <style:paragraph-properties fo:line-height="200%"/>
      <style:text-properties fo:font-size="12pt" fo:font-weight="normal" officeooo:rsid="0015b46a" officeooo:paragraph-rsid="0015b46a" style:font-weight-asian="normal" style:font-weight-complex="normal"/>
    </style:style>
    <style:style style:name="P8" style:family="paragraph" style:parent-style-name="Standard" style:list-style-name="L3">
      <style:paragraph-properties fo:line-height="200%"/>
      <style:text-properties fo:font-size="12pt" fo:font-weight="normal" officeooo:rsid="0015b46a" officeooo:paragraph-rsid="0015b46a" style:font-weight-asian="normal" style:font-weight-complex="normal"/>
    </style:style>
    <style:style style:name="P9" style:family="paragraph" style:parent-style-name="Standard" style:list-style-name="L4">
      <style:paragraph-properties fo:line-height="200%"/>
      <style:text-properties fo:font-size="12pt" fo:font-weight="normal" officeooo:rsid="0015b46a" officeooo:paragraph-rsid="0015b46a" style:font-weight-asian="normal" style:font-weight-complex="normal"/>
    </style:style>
    <style:style style:name="P10" style:family="paragraph" style:parent-style-name="Standard" style:list-style-name="L3">
      <style:paragraph-properties fo:line-height="200%"/>
      <style:text-properties fo:font-size="12pt" fo:font-weight="normal" officeooo:rsid="000e12aa" officeooo:paragraph-rsid="000e12aa" style:font-weight-asian="normal" style:font-weight-complex="normal"/>
    </style:style>
    <style:style style:name="P11" style:family="paragraph" style:parent-style-name="Standard" style:list-style-name="L3">
      <style:paragraph-properties fo:line-height="200%"/>
      <style:text-properties fo:font-size="12pt" fo:font-weight="normal" officeooo:rsid="0011d2d7" officeooo:paragraph-rsid="0011d2d7" style:font-weight-asian="normal" style:font-weight-complex="normal"/>
    </style:style>
    <style:style style:name="P12" style:family="paragraph" style:parent-style-name="Standard" style:list-style-name="L3">
      <style:paragraph-properties fo:line-height="200%"/>
      <style:text-properties fo:font-size="12pt" fo:font-weight="normal" officeooo:rsid="00138ad2" officeooo:paragraph-rsid="00138ad2" style:font-weight-asian="normal" style:font-weight-complex="normal"/>
    </style:style>
    <style:style style:name="P13" style:family="paragraph" style:parent-style-name="Standard" style:list-style-name="L3">
      <style:paragraph-properties fo:line-height="200%"/>
      <style:text-properties fo:font-size="12pt" fo:font-weight="normal" officeooo:rsid="00192a6d" officeooo:paragraph-rsid="00192a6d" style:font-weight-asian="normal" style:font-weight-complex="normal"/>
    </style:style>
    <style:style style:name="P14" style:family="paragraph" style:parent-style-name="Standard" style:list-style-name="L4">
      <style:paragraph-properties fo:line-height="200%"/>
      <style:text-properties fo:font-size="12pt" fo:font-weight="normal" officeooo:rsid="00192a6d" officeooo:paragraph-rsid="00192a6d" style:font-weight-asian="normal" style:font-weight-complex="normal"/>
    </style:style>
    <style:style style:name="P15" style:family="paragraph" style:parent-style-name="Standard" style:list-style-name="L3">
      <style:paragraph-properties fo:line-height="200%"/>
      <style:text-properties fo:font-size="12pt" fo:font-weight="normal" officeooo:rsid="00105482" officeooo:paragraph-rsid="00105482" style:font-weight-asian="normal" style:font-weight-complex="normal"/>
    </style:style>
    <style:style style:name="P16" style:family="paragraph" style:parent-style-name="Standard" style:list-style-name="L4">
      <style:paragraph-properties fo:line-height="200%"/>
      <style:text-properties fo:font-size="12pt" fo:font-weight="normal" officeooo:rsid="00149379" officeooo:paragraph-rsid="00149379" style:font-weight-asian="normal" style:font-weight-complex="normal"/>
    </style:style>
    <style:style style:name="P17" style:family="paragraph" style:parent-style-name="Standard" style:list-style-name="L4">
      <style:paragraph-properties fo:line-height="200%"/>
      <style:text-properties fo:font-size="12pt" fo:font-weight="normal" officeooo:rsid="0016500e" officeooo:paragraph-rsid="0016500e" style:font-weight-asian="normal" style:font-weight-complex="normal"/>
    </style:style>
    <style:style style:name="P18" style:family="paragraph" style:parent-style-name="Standard" style:list-style-name="L4">
      <style:paragraph-properties fo:line-height="200%"/>
      <style:text-properties fo:font-size="12pt" fo:font-weight="normal" officeooo:rsid="00173a11" officeooo:paragraph-rsid="00173a11" style:font-weight-asian="normal" style:font-weight-complex="normal"/>
    </style:style>
    <style:style style:name="P19" style:family="paragraph" style:parent-style-name="Standard" style:list-style-name="L4">
      <style:paragraph-properties fo:line-height="200%"/>
      <style:text-properties fo:font-size="12pt" fo:font-weight="normal" officeooo:rsid="0018a46f" officeooo:paragraph-rsid="0018a46f" style:font-weight-asian="normal" style:font-weight-complex="normal"/>
    </style:style>
    <style:style style:name="T1" style:family="text">
      <style:text-properties fo:font-size="12pt" fo:font-weight="normal" style:font-weight-asian="normal" style:font-weight-complex="normal"/>
    </style:style>
    <style:style style:name="T2" style:family="text">
      <style:text-properties officeooo:rsid="000eb1e8"/>
    </style:style>
    <style:style style:name="T3" style:family="text">
      <style:text-properties officeooo:rsid="0013ca9c"/>
    </style:style>
    <style:style style:name="T4" style:family="text">
      <style:text-properties officeooo:rsid="0015b46a"/>
    </style:style>
    <style:style style:name="T5" style:family="text">
      <style:text-properties officeooo:rsid="0016500e"/>
    </style:style>
    <style:style style:name="T6" style:family="text">
      <style:text-properties officeooo:rsid="00173a11"/>
    </style:style>
    <style:style style:name="T7" style:family="text">
      <style:text-properties officeooo:rsid="0018a46f"/>
    </style:style>
    <style:style style:name="T8" style:family="text">
      <style:text-properties officeooo:rsid="001f8ad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this program will do</text:p>
      <text:p text:style-name="P1"><text:tab/><text:span text:style-name="T1">For this assignment, I will be completing an Open-Ended project.</text:span></text:p>
      <text:p text:style-name="P4"><text:tab/>This project will help to better organize and filter the Attendees, Youth Leaders, and Adult Volunteers for the Non-Profit organization Heroic Youth. <text:span text:style-name="T2">This has been a problem for a while since it has been difficult for them to organize and search for participants using only a google sheet. This program’s purpose </text:span>will be accomplished by allowing the program to read and write to a .csv file (Or .json file if I find it more convenient) containing all the data that is necessary for a person involved at Heroic Youth.</text:p>
      <text:p text:style-name="P4"><text:tab/>My program will display a user interface (Using my Menu() class) that will give the user several useful options for navigating the directory of people. They will be able to save, load, and filter with several different options such as by age, years they attended, positions held, etc.,</text:p>
      <text:p text:style-name="P4"/>
      <text:p text:style-name="P3">Inputs</text:p>
      <text:list text:style-name="L1">
        <text:list-item>
          <text:p text:style-name="P6">menuChoice: string</text:p>
        </text:list-item>
        <text:list-item>
          <text:p text:style-name="P6">fileName: string</text:p>
        </text:list-item>
        <text:list-item>
          <text:p text:style-name="P6">userQuery: string</text:p>
        </text:list-item>
      </text:list>
      <text:p text:style-name="P3">Outputs</text:p>
      <text:list text:style-name="L2">
        <text:list-item>
          <text:p text:style-name="P7">Menu options</text:p>
        </text:list-item>
        <text:list-item>
          <text:p text:style-name="P7">Output to file (Specified by user)</text:p>
        </text:list-item>
        <text:list-item>
          <text:p text:style-name="P7">Results for user query (Search query specified by user)</text:p>
        </text:list-item>
      </text:list>
      <text:p text:style-name="P3">How this program will end</text:p>
      <text:p text:style-name="P5"><text:soft-page-break/><text:tab/>Whenever the user chooses “Quit” from the menu.</text:p>
      <text:p text:style-name="P1">Classes</text:p>
      <text:list text:style-name="L3">
        <text:list-item>
          <text:p text:style-name="P10">Person</text:p>
          <text:list>
            <text:list-item>
              <text:p text:style-name="P11">name: String</text:p>
            </text:list-item>
            <text:list-item>
              <text:p text:style-name="P11">gender: String</text:p>
            </text:list-item>
            <text:list-item>
              <text:p text:style-name="P11">birthdate: DateTime</text:p>
            </text:list-item>
            <text:list-item>
              <text:p text:style-name="P12">email: String</text:p>
            </text:list-item>
            <text:list-item>
              <text:p text:style-name="P12">phonenumber: Int</text:p>
            </text:list-item>
            <text:list-item>
              <text:p text:style-name="P11">positions: List&lt;Position&gt;</text:p>
            </text:list-item>
            <text:list-item>
              <text:p text:style-name="P11">currentAge: Int</text:p>
            </text:list-item>
          </text:list>
        </text:list-item>
        <text:list-item>
          <text:p text:style-name="P10">Position</text:p>
          <text:list>
            <text:list-item>
              <text:p text:style-name="P11">currentage: Int</text:p>
            </text:list-item>
            <text:list-item>
              <text:p text:style-name="P11">currentyear: Int</text:p>
            </text:list-item>
            <text:list-item>
              <text:p text:style-name="P11">positionname: String</text:p>
            </text:list-item>
          </text:list>
        </text:list-item>
        <text:list-item>
          <text:p text:style-name="P10">AttendeePosition : Position</text:p>
          <text:list>
            <text:list-item>
              <text:p text:style-name="P12">color: String</text:p>
            </text:list-item>
          </text:list>
        </text:list-item>
        <text:list-item>
          <text:p text:style-name="P10">YouthLeaderPosition : Position</text:p>
          <text:list>
            <text:list-item>
              <text:p text:style-name="P12">color: String</text:p>
            </text:list-item>
            <text:list-item>
              <text:p text:style-name="P12">isinvanguard: Bool</text:p>
            </text:list-item>
          </text:list>
        </text:list-item>
        <text:list-item>
          <text:p text:style-name="P10">AdultVolunteerPosition : Position</text:p>
        </text:list-item>
        <text:list-item>
          <text:p text:style-name="P13">VillainPosition : Position</text:p>
          <text:list>
            <text:list-item>
              <text:p text:style-name="P13">isyouth: Bool</text:p>
            </text:list-item>
          </text:list>
        </text:list-item>
        <text:list-item>
          <text:p text:style-name="P15"><text:span text:style-name="T3">Query / </text:span>QueryHandler</text:p>
        </text:list-item>
        <text:list-item>
          <text:p text:style-name="P10">FileHandler</text:p>
          <text:list>
            <text:list-item>
              <text:p text:style-name="P12"><text:soft-page-break/>filename: String</text:p>
            </text:list-item>
          </text:list>
        </text:list-item>
        <text:list-item>
          <text:p text:style-name="P10">Menu</text:p>
          <text:list>
            <text:list-item>
              <text:p text:style-name="P8">options: List&lt;string&gt;</text:p>
            </text:list-item>
            <text:list-item>
              <text:p text:style-name="P8">peopleDirectory: List&lt;Person&gt;</text:p>
            </text:list-item>
          </text:list>
        </text:list-item>
      </text:list>
      <text:p text:style-name="P2">Class Methods</text:p>
      <text:list text:style-name="L4">
        <text:list-item>
          <text:p text:style-name="P16">Person</text:p>
          <text:list>
            <text:list-item>
              <text:p text:style-name="P16">DisplayInformation: override <text:span text:style-name="T7">V</text:span><text:span text:style-name="T4">oid (For all information)</text:span></text:p>
            </text:list-item>
            <text:list-item>
              <text:p text:style-name="P9"><text:span text:style-name="T5">Get</text:span>Attribute: <text:span text:style-name="T7">V</text:span>oid (For specified information)</text:p>
            </text:list-item>
            <text:list-item>
              <text:p text:style-name="P9">ChangeAttribute: <text:span text:style-name="T7">V</text:span>oid (For changing information)</text:p>
            </text:list-item>
            <text:list-item>
              <text:p text:style-name="P9">GetCurrentAge: Int</text:p>
            </text:list-item>
          </text:list>
        </text:list-item>
        <text:list-item>
          <text:p text:style-name="P17">Position</text:p>
          <text:list>
            <text:list-item>
              <text:p text:style-name="P17">GetName: String</text:p>
            </text:list-item>
            <text:list-item>
              <text:p text:style-name="P17">GetAge: Int</text:p>
            </text:list-item>
            <text:list-item>
              <text:p text:style-name="P17">GetYear: In<text:span text:style-name="T6">t</text:span></text:p>
            </text:list-item>
          </text:list>
        </text:list-item>
        <text:list-item>
          <text:p text:style-name="P18">AttendeePosition</text:p>
          <text:list>
            <text:list-item>
              <text:p text:style-name="P18">GetColor: String</text:p>
            </text:list-item>
          </text:list>
        </text:list-item>
        <text:list-item>
          <text:p text:style-name="P18">YouthLeaderPosition</text:p>
          <text:list>
            <text:list-item>
              <text:p text:style-name="P18">GetColor: String</text:p>
            </text:list-item>
            <text:list-item>
              <text:p text:style-name="P18">IsInVanguard: Bool</text:p>
            </text:list-item>
          </text:list>
        </text:list-item>
        <text:list-item>
          <text:p text:style-name="P18">Adult<text:span text:style-name="T7">Volunteer</text:span>Position</text:p>
          <text:list>
            <text:list-item>
              <text:p text:style-name="P19">(I can’t think of any methods this one would need)</text:p>
            </text:list-item>
          </text:list>
        </text:list-item>
        <text:list-item>
          <text:p text:style-name="P14">VillainPosition</text:p>
          <text:list>
            <text:list-item>
              <text:p text:style-name="P14">IsYouth: Bool</text:p>
            </text:list-item>
          </text:list>
        </text:list-item>
        <text:list-item>
          <text:p text:style-name="P19">Query/QueryHandler</text:p>
          <text:list>
            <text:list-item>
              <text:p text:style-name="P19"><text:soft-page-break/><text:span text:style-name="T8">NewQuery</text:span>: Void</text:p>
            </text:list-item>
            <text:list-item>
              <text:p text:style-name="P19">IsANumber: Bool</text:p>
            </text:list-item>
          </text:list>
        </text:list-item>
        <text:list-item>
          <text:p text:style-name="P19">FileHandler</text:p>
          <text:list>
            <text:list-item>
              <text:p text:style-name="P19">SaveToFile</text:p>
            </text:list-item>
            <text:list-item>
              <text:p text:style-name="P19">LoadFromFile</text:p>
            </text:list-item>
          </text:list>
        </text:list-item>
        <text:list-item>
          <text:p text:style-name="P19">Menu</text:p>
          <text:list>
            <text:list-item>
              <text:p text:style-name="P19">DisplayOptions</text:p>
            </text:list-item>
            <text:list-item>
              <text:p text:style-name="P19">GetUserChoic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7T12:12:14.045000000</meta:creation-date>
    <dc:date>2023-02-11T20:23:05.240000000</dc:date>
    <meta:editing-duration>PT8H37M40S</meta:editing-duration>
    <meta:editing-cycles>17</meta:editing-cycles>
    <meta:generator>LibreOffice/7.4.3.2$Windows_X86_64 LibreOffice_project/1048a8393ae2eeec98dff31b5c133c5f1d08b890</meta:generator>
    <meta:document-statistic meta:table-count="0" meta:image-count="0" meta:object-count="0" meta:page-count="4" meta:paragraph-count="69" meta:word-count="364" meta:character-count="2178" meta:non-whitespace-character-count="1938"/>
  </office:meta>
</office:document-meta>
</file>